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fe3c6" officeooo:paragraph-rsid="001fe3c6"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4pt" style:text-underline-style="none" fo:font-weight="normal" officeooo:rsid="001fe3c6" officeooo:paragraph-rsid="001fe3c6"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color="#ce181e" fo:font-size="14pt" style:text-underline-style="none" fo:font-weight="bold" officeooo:rsid="0021a76b" officeooo:paragraph-rsid="0021a76b" style:font-size-asian="12.25pt" style:font-weight-asian="bold" style:font-size-complex="14pt" style:font-weight-complex="bold"/>
    </style:style>
    <style:style style:name="P4" style:family="paragraph" style:parent-style-name="Standard">
      <style:paragraph-properties fo:text-align="justify" style:justify-single-word="false"/>
      <style:text-properties style:use-window-font-color="true" fo:font-size="14pt" style:text-underline-style="none" fo:font-weight="normal" officeooo:rsid="0021a76b" officeooo:paragraph-rsid="0022847c" style:font-size-asian="12.25pt" style:font-weight-asian="normal" style:font-size-complex="14pt" style:font-weight-complex="normal"/>
    </style:style>
    <style:style style:name="T1" style:family="text">
      <style:text-properties officeooo:rsid="002449d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sitron Anomaly on the light of AMS-02, CALET and DAMPE</text:p>
      <text:p text:style-name="P2"/>
      <text:p text:style-name="P2">Analisis of the corresponding papers </text:p>
      <text:p text:style-name="P2"/>
      <text:p text:style-name="P3">May 8, 2019</text:p>
      <text:p text:style-name="P3"/>
      <text:p text:style-name="P4">Electron acceleration at pulsar wind termination shocks 1804.0505 </text:p>
      <text:p text:style-name="P4"><text:s text:c="5"/><text:line-break/>Local Pulsar to explain the positron fraction, R. López-Coto</text:p>
      <text:p text:style-name="P4"><text:line-break/>The mechanism of electron-positron production by a pulsar is given by the production of pairs from the interactivo of photons with strong magnetic fields. Therefore, they are produced un equal amounts. The strong magnetic field can be motivate by the conservation of magnetic moment from the previous SNe stage.</text:p>
      <text:p text:style-name="P4"><text:line-break/>The observed primary electrons, which dominate over the flux of positrons, arise from other sources, such as SN explossions, where neutral atomic elements are ionized by the explosion. Besides, in order to justify the power law soectrum we need to assume some acceleration mechanism such as the Fermi first order one, which is possible if the SNe continues emmiting shells with different Lorentz factors after the main explossion or there is some interaction with the SN reman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3:48:33.144790923</meta:creation-date>
    <dc:date>2019-05-13T15:33:26.239227193</dc:date>
    <meta:editing-duration>PT3M33S</meta:editing-duration>
    <meta:editing-cycles>4</meta:editing-cycles>
    <meta:generator>LibreOffice/6.0.7.3$Linux_X86_64 LibreOffice_project/00m0$Build-3</meta:generator>
    <meta:document-statistic meta:table-count="0" meta:image-count="0" meta:object-count="0" meta:page-count="1" meta:paragraph-count="7" meta:word-count="161" meta:character-count="1029" meta:non-whitespace-character-count="865"/>
  </office:meta>
</office:document-meta>
</file>